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12bd" officeooo:paragraph-rsid="000912bd"/>
    </style:style>
    <style:style style:name="P2" style:family="paragraph" style:parent-style-name="Standard">
      <style:paragraph-properties fo:text-align="center" style:justify-single-word="false"/>
      <style:text-properties officeooo:rsid="000912bd" officeooo:paragraph-rsid="000912bd"/>
    </style:style>
    <style:style style:name="P3" style:family="paragraph" style:parent-style-name="Standard">
      <style:text-properties fo:font-style="italic" officeooo:rsid="000912bd" officeooo:paragraph-rsid="000912bd" style:font-style-asian="italic" style:font-style-complex="italic"/>
    </style:style>
    <style:style style:name="P4" style:family="paragraph" style:parent-style-name="Standard">
      <style:text-properties officeooo:rsid="000de349" officeooo:paragraph-rsid="000de349"/>
    </style:style>
    <style:style style:name="P5" style:family="paragraph" style:parent-style-name="Standard">
      <style:text-properties officeooo:rsid="000ec9c9" officeooo:paragraph-rsid="000ec9c9"/>
    </style:style>
    <style:style style:name="P6" style:family="paragraph" style:parent-style-name="Standard">
      <style:text-properties officeooo:rsid="000ec9c9" officeooo:paragraph-rsid="000de349"/>
    </style:style>
    <style:style style:name="P7" style:family="paragraph" style:parent-style-name="Standard">
      <style:text-properties officeooo:rsid="000f4f12" officeooo:paragraph-rsid="000f4f12"/>
    </style:style>
    <style:style style:name="P8" style:family="paragraph" style:parent-style-name="Standard">
      <style:text-properties officeooo:rsid="000f4f12" officeooo:paragraph-rsid="0011373b"/>
    </style:style>
    <style:style style:name="P9" style:family="paragraph" style:parent-style-name="Standard">
      <style:text-properties officeooo:rsid="0011373b" officeooo:paragraph-rsid="0011373b"/>
    </style:style>
    <style:style style:name="P10" style:family="paragraph" style:parent-style-name="Standard">
      <style:text-properties officeooo:rsid="0011373b" officeooo:paragraph-rsid="00120b4d"/>
    </style:style>
    <style:style style:name="P11" style:family="paragraph" style:parent-style-name="Standard">
      <style:text-properties officeooo:rsid="0011e023" officeooo:paragraph-rsid="0011e023"/>
    </style:style>
    <style:style style:name="P12" style:family="paragraph" style:parent-style-name="Standard" style:list-style-name="L1">
      <style:text-properties officeooo:rsid="000de349" officeooo:paragraph-rsid="000de349"/>
    </style:style>
    <style:style style:name="P13" style:family="paragraph" style:parent-style-name="Standard" style:list-style-name="L1">
      <style:text-properties officeooo:rsid="000ec9c9" officeooo:paragraph-rsid="000ec9c9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officeooo:rsid="000af05d"/>
    </style:style>
    <style:style style:name="T2" style:family="text">
      <style:text-properties officeooo:rsid="000cab5c"/>
    </style:style>
    <style:style style:name="T3" style:family="text">
      <style:text-properties officeooo:rsid="000ec9c9"/>
    </style:style>
    <style:style style:name="T4" style:family="text">
      <style:text-properties officeooo:rsid="0011373b"/>
    </style:style>
    <style:style style:name="T5" style:family="text">
      <style:text-properties officeooo:rsid="0011e023"/>
    </style:style>
    <style:style style:name="T6" style:family="text">
      <style:text-properties officeooo:rsid="00120b4d"/>
    </style:style>
    <style:style style:name="T7" style:family="text">
      <style:text-properties officeooo:rsid="0014bf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598in" svg:stroke-color="#000000" draw:marker-start-width="0.228in" draw:marker-end="Arrowheads_20_1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width="0.0598in" svg:stroke-color="#000000" draw:marker-start-width="0.228in" draw:marker-end="Arrowheads_20_1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000000" draw:marker-start-width="0.1984in" draw:marker-end-width="0.1984in" draw:fill-color="#ffffff" draw:textarea-horizontal-align="justify" draw:textarea-vertical-align="middle" draw:auto-grow-height="false" fo:min-height="0.1453in" fo:min-width="0.1453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9299in" fo:min-width="0.929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6666ff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02in" svg:stroke-color="#33ff99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02in" svg:stroke-color="#dddddd" draw:marker-start-width="0.1984in" draw:marker-end-width="0.1984in" draw:fill="none" draw:textarea-horizontal-align="justify" draw:textarea-vertical-align="middle" draw:auto-grow-height="false" fo:min-height="0.8909in" fo:min-width="0.890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02in" svg:stroke-color="#33ff99" draw:marker-start="Arrowheads_20_1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Cocyclic</text:span> <text:span text:style-name="T2">Graphs</text:span></text:p>
      <text:p text:style-name="P2">by Sven Nilsen, 2020</text:p>
      <text:p text:style-name="P1"/>
      <text:p text:style-name="P3"><text:s/><text:span text:style-name="T1">In many branches of mathematics, such as topology, homotopy, group and proof theory, the idea of a loop or cycle plays a central role. In this paper I introduce a constructive axiom for graphs to model a generalization of loops, called “cocyclic graphs”.</text:span></text:p>
      <text:p text:style-name="P6"/>
      <text:p text:style-name="P8"><text:span text:style-name="T4">T</text:span>he tightening of loop<text:span text:style-name="T4">s</text:span> on hyperspheres is essential <text:span text:style-name="T4">in topology, e.g. the </text:span>Poincaré conjecture.</text:p>
      <text:p text:style-name="P9">However, what is the geometric intuition that <text:span text:style-name="T5">makes</text:span> tightening a loop possible?</text:p>
      <text:p text:style-name="P7"/>
      <text:p text:style-name="P5">For example, <text:span text:style-name="T4">at</text:span> the <text:span text:style-name="T4">parameterized </text:span>circle, <text:span text:style-name="T4">for e</text:span>very point and tangent,<text:line-break/>there exists an opposite point with the opposite tangent.</text:p>
      <text:p text:style-name="P10">Intuitively, one can remove these two points and glue the new pieces together:</text:p>
      <text:p text:style-name="P5"/>
      <text:p text:style-name="P5"/>
      <text:p text:style-name="P5"><draw:custom-shape text:anchor-type="paragraph" draw:z-index="4" draw:name="Shape3" draw:style-name="gr4" draw:text-style-name="P16" svg:width="1.315in" svg:height="1.315in" svg:x="0.8681in" svg:y="0.0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Shape4" draw:style-name="gr5" draw:text-style-name="P14" svg:x1="1.5217in" svg:y1="0.0209in" svg:x2="2.278in" svg:y2="0.0291in"><text:p/></draw:line><draw:custom-shape text:anchor-type="paragraph" draw:z-index="7" draw:name="Shape3" draw:style-name="gr7" draw:text-style-name="P16" svg:width="1.315in" svg:height="1.315in" svg:x="3.128in" svg:y="0.0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Shape5" draw:style-name="gr5" draw:text-style-name="P14" svg:x1="3.4264in" svg:y1="0.1728in" svg:x2="4.1201in" svg:y2="0.1728in"><text:p/></draw:line><draw:line text:anchor-type="paragraph" draw:z-index="11" draw:name="Shape5" draw:style-name="gr9" draw:text-style-name="P14" svg:x1="3.4264in" svg:y1="0.1728in" svg:x2="3.128in" svg:y2="0.7394in"><text:p/></draw:line><draw:line text:anchor-type="paragraph" draw:z-index="13" draw:name="Shape5" draw:style-name="gr9" draw:text-style-name="P14" svg:x1="4.4425in" svg:y1="0.7008in" svg:x2="4.1272in" svg:y2="0.1728in"><text:p/></draw:line><draw:line text:anchor-type="paragraph" draw:z-index="15" draw:name="Shape5" draw:style-name="gr9" draw:text-style-name="P14" svg:x1="5.363in" svg:y1="0.1492in" svg:x2="5.0646in" svg:y2="0.7157in"><text:p/></draw:line><draw:line text:anchor-type="paragraph" draw:z-index="17" draw:name="Shape5" draw:style-name="gr9" draw:text-style-name="P14" svg:x1="5.6787in" svg:y1="0.6772in" svg:x2="5.3634in" svg:y2="0.1492in"><text:p/></draw:line></text:p>
      <text:p text:style-name="P4"/>
      <text:p text:style-name="P4"/>
      <text:p text:style-name="P4"><draw:line text:anchor-type="paragraph" draw:z-index="10" draw:name="Shape5" draw:style-name="gr9" draw:text-style-name="P14" svg:x1="4.4421in" svg:y1="0.1256in" svg:x2="4.1437in" svg:y2="0.6921in"><text:p/></draw:line><draw:line text:anchor-type="paragraph" draw:z-index="12" draw:name="Shape5" draw:style-name="gr9" draw:text-style-name="P14" svg:x1="3.4433in" svg:y1="0.6925in" svg:x2="3.128in" svg:y2="0.1646in"><text:p/></draw:line><draw:line text:anchor-type="paragraph" draw:z-index="14" draw:name="Shape5" draw:style-name="gr9" draw:text-style-name="P14" svg:x1="5.6783in" svg:y1="0.0937in" svg:x2="5.3799in" svg:y2="0.6602in"><text:p/></draw:line><draw:line text:anchor-type="paragraph" draw:z-index="16" draw:name="Shape5" draw:style-name="gr9" draw:text-style-name="P14" svg:x1="5.3799in" svg:y1="0.6606in" svg:x2="5.0646in" svg:y2="0.1327in"><text:p/></draw:line></text:p>
      <text:p text:style-name="P4"/>
      <text:p text:style-name="P4"/>
      <text:p text:style-name="P4"><draw:line text:anchor-type="paragraph" draw:z-index="6" draw:name="Shape4" draw:style-name="gr6" draw:text-style-name="P14" svg:x1="1.4906in" svg:y1="0.1772in" svg:x2="0.7189in" svg:y2="0.1787in"><text:p/></draw:line><draw:line text:anchor-type="paragraph" draw:z-index="9" draw:name="Shape5" draw:style-name="gr8" draw:text-style-name="P14" svg:x1="3.3957in" svg:y1="0.1173in" svg:x2="4.1437in" svg:y2="0.1173in"><text:p/></draw:line></text:p>
      <text:p text:style-name="P4"/>
      <text:p text:style-name="P4"/>
      <text:p text:style-name="P9">This process can be repeated until a single point remains.</text:p>
      <text:p text:style-name="P9">If the loop contains any irregularities, then those parts can be fixed <text:span text:style-name="T6">first so</text:span> <text:span text:style-name="T5">it becomes symmetric.</text:span></text:p>
      <text:p text:style-name="P11"/>
      <text:p text:style-name="P11">Now, instead of doing this by choice from unlabeled edges, one can do this by construction <text:span text:style-name="T6">in reverse</text:span>,<text:line-break/>by introducing a stronger axiom that generalizes loops.</text:p>
      <text:p text:style-name="P4"/>
      <text:p text:style-name="P4"><text:span text:style-name="T6">This axiom is as following: </text:span>For every vector and point, there exists a canonical directional triangle:</text:p>
      <text:p text:style-name="P4"/>
      <text:p text:style-name="P4"><draw:line text:anchor-type="paragraph" draw:z-index="0" draw:name="Shape1" draw:style-name="gr1" draw:text-style-name="P14" svg:x1="2.4902in" svg:y1="1.398in" svg:x2="2.7575in" svg:y2="0.1071in"><text:p/></draw:line><draw:line text:anchor-type="paragraph" draw:z-index="1" draw:name="Shape1" draw:style-name="gr2" draw:text-style-name="P14" svg:x1="2.7575in" svg:y1="0.1071in" svg:x2="3.915in" svg:y2="0.9106in"><text:p/></draw:line><draw:line text:anchor-type="paragraph" draw:z-index="2" draw:name="Shape1" draw:style-name="gr2" draw:text-style-name="P14" svg:x1="3.9154in" svg:y1="0.9102in" svg:x2="2.4902in" svg:y2="1.3976in"><text:p/></draw:line><draw:custom-shape text:anchor-type="paragraph" draw:z-index="3" draw:name="Shape2" draw:style-name="gr3" draw:text-style-name="P15" svg:width="0.2051in" svg:height="0.2051in" svg:x="3.7972in" svg:y="0.8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 graph is called “<text:span text:style-name="T7">cocyclic</text:span>” if it is constructed from such <text:span text:style-name="T6">canonical directional </text:span>triangles recursively:</text:p>
      <text:p text:style-name="P4"/>
      <text:list xml:id="list1333929174413000825" text:style-name="L1">
        <text:list-item>
          <text:p text:style-name="P12">Each triangle generates two new vectors</text:p>
        </text:list-item>
        <text:list-item>
          <text:p text:style-name="P12"><text:span text:style-name="T3">New p</text:span>oints can be chosen arbitrarily <text:span text:style-name="T6">and</text:span> <text:span text:style-name="T6">old edges can be erased</text:span></text:p>
        </text:list-item>
        <text:list-item>
          <text:p text:style-name="P13">Each <text:span text:style-name="T5">vector sum of a </text:span>co<text:span text:style-name="T5">cyclic</text:span> graph <text:span text:style-name="T6">has a characteristic interpret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4:18:45.058758000</meta:creation-date>
    <dc:date>2020-03-27T15:54:17.319603000</dc:date>
    <meta:editing-duration>PT1M47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5" meta:word-count="224" meta:character-count="1370" meta:non-whitespace-character-count="1163"/>
  </office:meta>
</office:document-meta>
</file>